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0pt" style:font-size-asian="10pt" style:font-size-complex="10pt"/>
    </style:style>
    <style:style style:name="P3" style:family="paragraph" style:parent-style-name="Standard" style:list-style-name="L1">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oughts, lessons learned: </text:h>
      <text:list xml:id="list912854776" text:style-name="L1">
        <text:list-item>
          <text:p text:style-name="P3">Learn early how to make unit tests in Qt, so that testing developing and learning would be easier.</text:p>
        </text:list-item>
        <text:list-item>
          <text:p text:style-name="P3">Try to find a way to serialize pointers easily. Otherwise you'll end up designing database. Databases <text:s/>convert your Qt-programming problems to SQL-problems, which are usually even worse, because instead of having all data-related functionality in one place and in one language you'll have it in many places and in many languages (SQL-database implementations and interfaces differ too!). <text:s/>Also the lack of pointers (and other things) will create a pressure to design the SQL-keys (references and other things) to be Right In The First Place. So you must then design the app from the beginning to the end in SQL-way doing anything else. Then you have to deal with this complex database straight from the beginning of your client side development. <text:s/>This is so waterfall and not agile at all. At the end your SQL-designing has eaten your developing budget, your app is still not ready and your customer has not paid you a thing yet. Yes, I have some work experience. Try to serialize pointers easily and design databases afterwards. This will hopefully make your work and life much easier. Things might be slightly different, if you are more a data gatherer than an app developer.</text:p>
          <text:p text:style-name="P3"/>
        </text:list-item>
        <text:list-item>
          <text:p text:style-name="P3">The underlying datastructure in model should be such that empty or invalid items can be inserted to it, because of the way insertRows/insertColumns and setData are called. So</text:p>
          <text:list>
            <text:list-item>
              <text:p text:style-name="P3">Do not use user's input as a search key.</text:p>
            </text:list-item>
            <text:list-item>
              <text:p text:style-name="P3">It is hard to decide the index based on the properties of the data, because you are forced to set the data after you have decided the index.</text:p>
              <text:p text:style-name="P3"/>
            </text:list-item>
          </text:list>
        </text:list-item>
        <text:list-item>
          <text:p text:style-name="P3">Qt's model/view system wants to have data by index in some weird order. Use arrays, index data -maps or something like that.</text:p>
          <text:p text:style-name="P3"/>
        </text:list-item>
        <text:list-item>
          <text:p text:style-name="P3">QObject does not support multi-inheritance, thus QObject::tr might not be called easily, if you do multi-inheritance. </text:p>
        </text:list-item>
      </text:list>
      <text:p text:style-name="P2"/>
      <text:p text:style-name="P2"/>
      <text:p text:style-name="P2"/>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uli Rikula</meta:initial-creator>
    <meta:creation-date>2010-06-02T11:48:19</meta:creation-date>
    <dc:date>2010-06-05T20:43:41</dc:date>
    <dc:creator>Pauli Rikula</dc:creator>
    <meta:editing-duration>PT80H55M24S</meta:editing-duration>
    <meta:editing-cycles>22</meta:editing-cycles>
    <meta:generator>OpenOffice.org/3.1$Linux OpenOffice.org_project/310m19$Build-9420</meta:generator>
    <meta:document-statistic meta:table-count="0" meta:image-count="0" meta:object-count="0" meta:page-count="1" meta:paragraph-count="9" meta:word-count="327" meta:character-count="1906"/>
  </office:meta>
</office:document-meta>
</file>